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2pt" officeooo:paragraph-rsid="0014ff18" style:font-size-asian="12pt" style:font-size-complex="12pt"/>
    </style:style>
    <style:style style:name="P3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2pt" officeooo:paragraph-rsid="00168eea" style:font-size-asian="12pt" style:font-size-complex="12pt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 officeooo:rsid="0014ff18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 officeooo:rsid="0014ff18" style:font-weight-asian="bold" style:font-weight-complex="bold"/>
    </style:style>
    <style:style style:name="T4" style:family="text">
      <style:text-properties fo:font-variant="normal" fo:text-transform="none" fo:color="#222222" style:font-name="Arial" fo:font-size="9.75pt" fo:letter-spacing="normal" fo:font-style="normal" fo:font-weight="normal" officeooo:rsid="0014ff18" style:font-weight-asian="normal" style:font-weight-complex="normal"/>
    </style:style>
    <style:style style:name="T5" style:family="text">
      <style:text-properties fo:font-variant="normal" fo:text-transform="none" fo:color="#222222" style:font-name="Arial" fo:font-size="9.75pt" fo:letter-spacing="normal" fo:font-style="normal" fo:font-weight="normal" officeooo:rsid="00168eea"/>
    </style:style>
    <style:style style:name="T6" style:family="text">
      <style:text-properties fo:font-variant="normal" fo:text-transform="none" fo:color="#222222" style:font-name="Arial" fo:font-size="9.75pt" fo:letter-spacing="normal" fo:font-style="normal" fo:font-weight="bold" officeooo:rsid="0014ff18" style:font-weight-asian="bold" style:font-weight-complex="bold"/>
    </style:style>
    <style:style style:name="T7" style:family="text">
      <style:text-properties fo:font-variant="normal" fo:text-transform="none" fo:color="#222222" style:font-name="Arial" fo:font-size="9.75pt" fo:letter-spacing="normal" fo:font-style="italic" fo:font-weight="normal"/>
    </style:style>
    <style:style style:name="T8" style:family="text">
      <style:text-properties fo:font-variant="normal" fo:text-transform="none" fo:color="#222222" style:font-name="Arial" fo:font-size="9.75pt" fo:letter-spacing="normal" fo:font-style="italic" fo:font-weight="normal" officeooo:rsid="0014ff18" style:font-weight-asian="bold" style:font-weight-complex="bold"/>
    </style:style>
    <style:style style:name="T9" style:family="text">
      <style:text-properties fo:font-variant="normal" fo:text-transform="none" fo:color="#222222" style:font-name="Arial" fo:font-size="9.75pt" fo:letter-spacing="normal" fo:font-style="italic" fo:font-weight="normal" officeooo:rsid="00168eea"/>
    </style:style>
    <style:style style:name="T10" style:family="text">
      <style:text-properties fo:font-variant="normal" fo:text-transform="none" fo:color="#222222" style:font-name="Arial" fo:letter-spacing="normal" fo:font-style="normal" fo:font-weight="bold" officeooo:rsid="0014ff18" style:font-weight-asian="bold" style:font-weight-complex="bold"/>
    </style:style>
    <style:style style:name="T11" style:family="text">
      <style:text-properties fo:font-variant="normal" fo:text-transform="none" fo:color="#222222" style:font-name="Arial" fo:letter-spacing="normal" fo:font-style="normal" fo:font-weight="bold" officeooo:rsid="00168eea" style:font-weight-asian="bold" style:font-weight-complex="bold"/>
    </style:style>
    <style:style style:name="T12" style:family="text">
      <style:text-properties fo:font-variant="normal" fo:text-transform="none" fo:color="#222222" style:font-name="Arial" fo:letter-spacing="normal" fo:font-style="normal" fo:font-weight="normal"/>
    </style:style>
    <style:style style:name="T13" style:family="text">
      <style:text-properties fo:font-variant="normal" fo:text-transform="none" fo:color="#222222" style:font-name="Arial" fo:letter-spacing="normal" fo:font-style="normal" fo:font-weight="normal" officeooo:rsid="0014ff18" style:font-weight-asian="normal" style:font-weight-complex="normal"/>
    </style:style>
    <style:style style:name="T14" style:family="text">
      <style:text-properties fo:font-variant="normal" fo:text-transform="none" fo:color="#222222" style:font-name="Arial" fo:letter-spacing="normal" fo:font-style="normal" fo:font-weight="normal" officeooo:rsid="0014ff18" style:font-weight-asian="bold" style:font-weight-complex="bold"/>
    </style:style>
    <style:style style:name="T15" style:family="text">
      <style:text-properties fo:font-variant="normal" fo:text-transform="none" fo:color="#222222" style:font-name="Arial" fo:letter-spacing="normal" fo:font-style="normal" fo:font-weight="normal" officeooo:rsid="0014ff18"/>
    </style:style>
    <style:style style:name="T16" style:family="text">
      <style:text-properties fo:font-variant="normal" fo:text-transform="none" fo:color="#222222" style:font-name="Arial" fo:letter-spacing="normal" fo:font-style="normal" fo:font-weight="normal" officeooo:rsid="00168eea"/>
    </style:style>
    <style:style style:name="T17" style:family="text">
      <style:text-properties fo:font-variant="normal" fo:text-transform="none" fo:color="#222222" style:font-name="Arial" fo:letter-spacing="normal" fo:font-style="italic" fo:font-weight="normal"/>
    </style:style>
    <style:style style:name="T18" style:family="text">
      <style:text-properties fo:font-variant="normal" fo:text-transform="none" fo:color="#222222" style:font-name="Arial" fo:letter-spacing="normal" fo:font-style="italic" fo:font-weight="normal" officeooo:rsid="0014ff18" style:font-weight-asian="bold" style:font-weight-complex="bold"/>
    </style:style>
    <style:style style:name="T19" style:family="text">
      <style:text-properties fo:font-variant="normal" fo:text-transform="none" fo:color="#222222" style:font-name="Arial" fo:letter-spacing="normal" fo:font-style="italic" fo:font-weight="normal" officeooo:rsid="00168eea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14ff18" style:font-size-asian="12pt" style:font-size-complex="12pt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168eea" style:font-size-asian="12pt" style:font-size-complex="12pt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bold" officeooo:rsid="0014ff18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222222" style:font-name="Arial" fo:font-size="12pt" fo:letter-spacing="normal" fo:font-style="normal" fo:font-weight="bold" officeooo:rsid="00168eea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fo:letter-spacing="normal"/>
    </style:style>
    <style:style style:name="T25" style:family="text">
      <style:text-properties fo:color="#222222" style:font-name="Arial" fo:font-size="9.75pt" fo:letter-spacing="normal" fo:font-style="italic" fo:font-weight="normal"/>
    </style:style>
    <style:style style:name="T26" style:family="text">
      <style:text-properties fo:color="#222222" style:font-name="Arial" fo:letter-spacing="normal" fo:font-style="italic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RLB</text:span><text:span text:style-name="T13">:</text:span><text:span text:style-name="T10"> </text:span><text:span text:style-name="T14">Chen, J., Fang, H. R., &amp; Saad, Y. (2009). Fast approximate kNN graph construction for high dimensional data via recursive Lanczos bisection. </text:span><text:span text:style-name="T18">Journal of Machine Learning Research</text:span><text:span text:style-name="T14">, </text:span><text:span text:style-name="T18">10</text:span><text:span text:style-name="T14">(Sep), 1989-2012.</text:span></text:p>
      <text:p text:style-name="P1"><text:span text:style-name="T10"/></text:p>
      <text:p text:style-name="P1"><text:span text:style-name="T10">NND</text:span><text:span text:style-name="T15">: </text:span><text:span text:style-name="T12">Dong, W., Moses, C., &amp; Li, K. (2011, March). Efficient k-nearest neighbor graph construction for generic similarity measures. In </text:span><text:span text:style-name="T26">Proceedings of the 20th international conference on World wide web</text:span><text:span text:style-name="T24"> </text:span><text:span text:style-name="T12">(pp. 577-586). ACM.</text:span></text:p>
      <text:p text:style-name="P1"><text:span text:style-name="T12"/></text:p>
      <text:p text:style-name="P3"><text:span text:style-name="T11">RMMH</text:span><text:span text:style-name="T16">: Trad, M. R., Joly, A., &amp; Boujemaa, N. (2012, June). Distributed KNN-graph approximation via hashing. In </text:span><text:span text:style-name="T19">Proceedings of the 2nd ACM international conference on multimedia retrieval</text:span><text:span text:style-name="T16"> (p. 43). ACM.</text:span></text:p>
      <text:p text:style-name="P3"><text:span text:style-name="T16"/></text:p>
      <text:p text:style-name="P2"><text:span text:style-name="T10">GF</text:span><text:span text:style-name="T15">: </text:span><text:span text:style-name="T12">Park, Y., Park, S., Lee, S. G., &amp; Jung, W. (2013, May). Scalable k-nearest neighbor graph construction based on greedy filtering. In </text:span><text:span text:style-name="T17">Proceedings of the 22nd International Conference on World Wide Web</text:span><text:span text:style-name="T12"> (pp. 227-228). ACM.</text:span></text:p>
      <text:p text:style-name="P2"><text:span text:style-name="T15"/></text:p>
      <text:p text:style-name="P2"><text:span text:style-name="T10">OURS</text:span><text:span text:style-name="T15">: </text:span><text:span text:style-name="T12">Wang, D., Shi, L., &amp; Cao, J. (2013, December). Fast algorithm for approximate k-nearest neighbor graph construction. In </text:span><text:span text:style-name="T17">Data Mining Workshops (ICDMW), 2013 IEEE 13th International Conference on</text:span><text:span text:style-name="T12"> (pp. 349-356). IEEE.</text:span></text:p>
      <text:p text:style-name="P1"><text:span text:style-name="T12"/></text:p>
      <text:p text:style-name="P1"><text:span text:style-name="T10">HyRec</text:span><text:span text:style-name="T15">: </text:span><text:span text:style-name="T12">Boutet, A., Frey, D., Guerraoui, R., Kermarrec, A. M., &amp; Patra, R. (2014, December). Hyrec: Leveraging browsers for scalable recommenders. In </text:span><text:span text:style-name="T17">Proceedings of the 15th International Middleware Conference</text:span><text:span text:style-name="T12"> (pp. 85-96). ACM.</text:span></text:p>
      <text:p text:style-name="P1"><text:span text:style-name="T12"/></text:p>
      <text:p text:style-name="P2"><text:span text:style-name="T10">NNCTPH</text:span><text:span text:style-name="T15">: </text:span><text:span text:style-name="T12">Debatty, T., Michiardi, P., Thonnard, O., &amp; Mees, W. (2014, October). Building k-nn graphs from large text data. In </text:span><text:span text:style-name="T17">Big Data (Big Data), 2014 IEEE International Conference on</text:span><text:span text:style-name="T12"> (pp. 573-578). IEEE.</text:span></text:p>
      <text:p text:style-name="P2"><text:span text:style-name="T12"/></text:p>
      <text:p text:style-name="P2"><text:span text:style-name="T10">L2KNN</text:span><text:span text:style-name="T15">: </text:span><text:span text:style-name="T12">Anastasiu, D. C., &amp; Karypis, G. (2015, October). L2knng: Fast exact k-nearest neighbor graph construction with l2-norm pruning. In </text:span><text:span text:style-name="T17">Proceedings of the 24th ACM International on Conference on Information and Knowledge Management</text:span><text:span text:style-name="T12"> (pp. 791-800). ACM.</text:span></text:p>
      <text:p text:style-name="P2"><text:span text:style-name="T12"/></text:p>
      <text:p text:style-name="P2"><text:span text:style-name="T10">KIFF:</text:span><text:span text:style-name="T15"> </text:span><text:span text:style-name="T12">Boutet, A., Kermarrec, A. M., Mittal, N., &amp; Taïani, F. (2016, May). Being prepared in a sparse world: the case of KNN graph construction. In </text:span><text:span text:style-name="T17">Data Engineering (ICDE), 2016 IEEE 32nd International Conference on</text:span><text:span text:style-name="T12"> (pp. 241-252). IEE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9:04:02.575435843</meta:creation-date>
    <meta:print-date>2017-03-27T19:17:49.040073703</meta:print-date>
    <dc:date>2017-03-28T14:26:24.481645636</dc:date>
    <meta:editing-duration>PT19H2M1S</meta:editing-duration>
    <meta:editing-cycles>1</meta:editing-cycles>
    <meta:document-statistic meta:table-count="0" meta:image-count="0" meta:object-count="0" meta:page-count="1" meta:paragraph-count="9" meta:word-count="299" meta:character-count="1982" meta:non-whitespace-character-count="1692"/>
    <meta:generator>LibreOffice/5.2.3.3$Linux_X86_64 LibreOffice_project/20m0$Build-3</meta:generator>
  </office:meta>
</office:document-meta>
</file>